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estion-text">{{<text:bookmark text:name="begin-question_from"/>[[QUESTION_FROM]]<text:bookmark text:name="end-question_from"/>}}:</text:p>
      <text:p text:style-name="question-text">&lt;&lt;imported text follows, you may type the preliminary speech to the question here&gt;&gt;</text:p>
      <text:p text:style-name="question-text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2" style:class="text" style:default-outline-level="2">
      <style:paragraph-properties fo:text-align="center" style:justify-single-word="false" fo:background-color="#ccccff">
        <style:background-image/>
      </style:paragraph-properties>
      <style:text-properties style:font-name="Times New Roman" fo:font-size="13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background-color="#ffffcc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 style:default-outline-level="6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 style:default-outline-level="7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>
      <style:paragraph-properties fo:margin-top="0.0299in" fo:margin-bottom="0.0201in" fo:background-color="#c0c0c0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Standard" style:auto-update="true">
      <style:paragraph-properties fo:margin-top="0.0098in" fo:margin-bottom="0.0799in" fo:background-color="#999999"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>
      <style:paragraph-properties fo:margin-top="0.0098in" fo:margin-bottom="0.0201in" fo:background-color="#c0c0c0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>
      <style:paragraph-properties fo:text-align="center" style:justify-single-word="false" fo:background-color="#ccccff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9-13T01:49:30</meta:creation-date>
    <dc:creator>Ashok Hariharan</dc:creator>
    <dc:date>2007-09-13T01:53:02</dc:date>
    <dc:language>en-US</dc:language>
    <meta:editing-cycles>2</meta:editing-cycles>
    <meta:editing-duration>PT3M33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3" meta:word-count="17" meta:character-count="118"/>
  </office:meta>
</office:document-meta>
</file>